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73mm"/>
    </style:style>
    <style:style style:name="co2" style:family="table-column">
      <style:table-column-properties fo:break-before="auto" style:column-width="24.66mm"/>
    </style:style>
    <style:style style:name="co3" style:family="table-column">
      <style:table-column-properties fo:break-before="auto" style:column-width="33.16mm"/>
    </style:style>
    <style:style style:name="co4" style:family="table-column">
      <style:table-column-properties fo:break-before="auto" style:column-width="34.68mm"/>
    </style:style>
    <style:style style:name="co5" style:family="table-column">
      <style:table-column-properties fo:break-before="auto" style:column-width="31.41mm"/>
    </style:style>
    <style:style style:name="co6" style:family="table-column">
      <style:table-column-properties fo:break-before="auto" style:column-width="30.11mm"/>
    </style:style>
    <style:style style:name="co7" style:family="table-column">
      <style:table-column-properties fo:break-before="auto" style:column-width="29.02mm"/>
    </style:style>
    <style:style style:name="co8" style:family="table-column">
      <style:table-column-properties fo:break-before="auto" style:column-width="38.1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" table:style-name="ta1">
        <table:shapes>
          <draw:frame draw:z-index="0" draw:style-name="gr1" draw:text-style-name="P1" svg:width="159.99mm" svg:height="134.46mm" svg:x="1.1mm" svg:y="138.25mm">
            <draw:object draw:notify-on-update-of-ranges="res.D2:res.D7 res.A2:res.A2 res.F2:res.F7 res.A24:res.A24 res.F24:res.F29 res.A8:res.A8 res.F8:res.F13 res.A14:res.A14 res.F14:res.F18 res.A19:res.A19 res.F19:res.F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134.46mm" svg:x="165.52mm" svg:y="136.52mm">
            <draw:object draw:notify-on-update-of-ranges="res.D2:res.D7 res.A2:res.A2 res.I2:res.I7 res.A24:res.A24 res.I24:res.I29 res.A14:res.A14 res.I14:res.I18 res.A19:res.A19 res.I19:res.I23 res.A8:res.A8 res.I8:res.I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134.46mm" svg:x="332.14mm" svg:y="136.97mm">
            <draw:object draw:notify-on-update-of-ranges="res.D2:res.D7 res.A2:res.A2 res.E2:res.E7 res.A24:res.A24 res.E24:res.E29 res.A14:res.A14 res.E14:res.E18 res.A19:res.A19 res.E19:res.E23 res.A8:res.A8 res.E8:res.E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Тип запуска</text:p>
          </table:table-cell>
          <table:table-cell office:value-type="string" calcext:value-type="string">
            <text:p>Воркеры (шт)</text:p>
          </table:table-cell>
          <table:table-cell office:value-type="string" calcext:value-type="string">
            <text:p>Буфер канала (шт)</text:p>
          </table:table-cell>
          <table:table-cell office:value-type="string" calcext:value-type="string">
            <text:p>Объекты (шт)</text:p>
          </table:table-cell>
          <table:table-cell office:value-type="string" calcext:value-type="string">
            <text:p>Время работы (сек)</text:p>
          </table:table-cell>
          <table:table-cell office:value-type="string" calcext:value-type="string">
            <text:p>Alloc space (байт)</text:p>
          </table:table-cell>
          <table:table-cell office:value-type="string" calcext:value-type="string">
            <text:p>Alloc objects (шт)</text:p>
          </table:table-cell>
          <table:table-cell office:value-type="string" calcext:value-type="string">
            <text:p>Total alloc (байт)</text:p>
          </table:table-cell>
          <table:table-cell office:value-type="string" calcext:value-type="string">
            <text:p>System memory (байт)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.000748444" calcext:value-type="float">
            <text:p>0,000748444</text:p>
          </table:table-cell>
          <table:table-cell office:value-type="float" office:value="341792" calcext:value-type="float">
            <text:p>341792</text:p>
          </table:table-cell>
          <table:table-cell office:value-type="float" office:value="2354" calcext:value-type="float">
            <text:p>2354</text:p>
          </table:table-cell>
          <table:table-cell office:value-type="float" office:value="341792" calcext:value-type="float">
            <text:p>341792</text:p>
          </table:table-cell>
          <table:table-cell office:value-type="float" office:value="1964280" calcext:value-type="float">
            <text:p>1964280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3145071" calcext:value-type="float">
            <text:p>0,003145071</text:p>
          </table:table-cell>
          <table:table-cell office:value-type="float" office:value="3128472" calcext:value-type="float">
            <text:p>3128472</text:p>
          </table:table-cell>
          <table:table-cell office:value-type="float" office:value="21199" calcext:value-type="float">
            <text:p>21199</text:p>
          </table:table-cell>
          <table:table-cell office:value-type="float" office:value="3128472" calcext:value-type="float">
            <text:p>3128472</text:p>
          </table:table-cell>
          <table:table-cell office:value-type="float" office:value="2488568" calcext:value-type="float">
            <text:p>2488568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29524138" calcext:value-type="float">
            <text:p>0,029524138</text:p>
          </table:table-cell>
          <table:table-cell office:value-type="float" office:value="2681808" calcext:value-type="float">
            <text:p>2681808</text:p>
          </table:table-cell>
          <table:table-cell office:value-type="float" office:value="210283" calcext:value-type="float">
            <text:p>210283</text:p>
          </table:table-cell>
          <table:table-cell office:value-type="float" office:value="31010208" calcext:value-type="float">
            <text:p>31010208</text:p>
          </table:table-cell>
          <table:table-cell office:value-type="float" office:value="3406072" calcext:value-type="float">
            <text:p>3406072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279669531" calcext:value-type="float">
            <text:p>0,279669531</text:p>
          </table:table-cell>
          <table:table-cell office:value-type="float" office:value="2124392" calcext:value-type="float">
            <text:p>2124392</text:p>
          </table:table-cell>
          <table:table-cell office:value-type="float" office:value="2100429" calcext:value-type="float">
            <text:p>2100429</text:p>
          </table:table-cell>
          <table:table-cell office:value-type="float" office:value="309667232" calcext:value-type="float">
            <text:p>309667232</text:p>
          </table:table-cell>
          <table:table-cell office:value-type="float" office:value="3733752" calcext:value-type="float">
            <text:p>3733752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.774412376" calcext:value-type="float">
            <text:p>2,774412376</text:p>
          </table:table-cell>
          <table:table-cell office:value-type="float" office:value="3463064" calcext:value-type="float">
            <text:p>3463064</text:p>
          </table:table-cell>
          <table:table-cell office:value-type="float" office:value="21001045" calcext:value-type="float">
            <text:p>21001045</text:p>
          </table:table-cell>
          <table:table-cell office:value-type="float" office:value="3096165160" calcext:value-type="float">
            <text:p>3096165160</text:p>
          </table:table-cell>
          <table:table-cell office:value-type="float" office:value="3406072" calcext:value-type="float">
            <text:p>3406072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28.201546261" calcext:value-type="float">
            <text:p>28,201546261</text:p>
          </table:table-cell>
          <table:table-cell office:value-type="float" office:value="1101112" calcext:value-type="float">
            <text:p>1101112</text:p>
          </table:table-cell>
          <table:table-cell office:value-type="float" office:value="210006982" calcext:value-type="float">
            <text:p>210006982</text:p>
          </table:table-cell>
          <table:table-cell office:value-type="float" office:value="30961115744" calcext:value-type="float">
            <text:p>30961115744</text:p>
          </table:table-cell>
          <table:table-cell office:value-type="float" office:value="3668216" calcext:value-type="float">
            <text:p>3668216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.000794651" calcext:value-type="float">
            <text:p>0,000794651</text:p>
          </table:table-cell>
          <table:table-cell office:value-type="float" office:value="451400" calcext:value-type="float">
            <text:p>451400</text:p>
          </table:table-cell>
          <table:table-cell office:value-type="float" office:value="2554" calcext:value-type="float">
            <text:p>2554</text:p>
          </table:table-cell>
          <table:table-cell office:value-type="float" office:value="451400" calcext:value-type="float">
            <text:p>451400</text:p>
          </table:table-cell>
          <table:table-cell office:value-type="float" office:value="524288" calcext:value-type="float">
            <text:p>524288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5213526" calcext:value-type="float">
            <text:p>0,005213526</text:p>
          </table:table-cell>
          <table:table-cell office:value-type="float" office:value="3162528" calcext:value-type="float">
            <text:p>3162528</text:p>
          </table:table-cell>
          <table:table-cell office:value-type="float" office:value="21883" calcext:value-type="float">
            <text:p>21883</text:p>
          </table:table-cell>
          <table:table-cell office:value-type="float" office:value="3414416" calcext:value-type="float">
            <text:p>3414416</text:p>
          </table:table-cell>
          <table:table-cell office:value-type="float" office:value="3078392" calcext:value-type="float">
            <text:p>3078392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43039025" calcext:value-type="float">
            <text:p>0,043039025</text:p>
          </table:table-cell>
          <table:table-cell office:value-type="float" office:value="3457712" calcext:value-type="float">
            <text:p>3457712</text:p>
          </table:table-cell>
          <table:table-cell office:value-type="float" office:value="214469" calcext:value-type="float">
            <text:p>214469</text:p>
          </table:table-cell>
          <table:table-cell office:value-type="float" office:value="32072256" calcext:value-type="float">
            <text:p>32072256</text:p>
          </table:table-cell>
          <table:table-cell office:value-type="float" office:value="3668216" calcext:value-type="float">
            <text:p>3668216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445967054" calcext:value-type="float">
            <text:p>0,445967054</text:p>
          </table:table-cell>
          <table:table-cell office:value-type="float" office:value="2486408" calcext:value-type="float">
            <text:p>2486408</text:p>
          </table:table-cell>
          <table:table-cell office:value-type="float" office:value="2125040" calcext:value-type="float">
            <text:p>2125040</text:p>
          </table:table-cell>
          <table:table-cell office:value-type="float" office:value="313043848" calcext:value-type="float">
            <text:p>313043848</text:p>
          </table:table-cell>
          <table:table-cell office:value-type="float" office:value="3733752" calcext:value-type="float">
            <text:p>3733752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4.676497328" calcext:value-type="float">
            <text:p>4,676497328</text:p>
          </table:table-cell>
          <table:table-cell office:value-type="float" office:value="10504696" calcext:value-type="float">
            <text:p>10504696</text:p>
          </table:table-cell>
          <table:table-cell office:value-type="float" office:value="21396115" calcext:value-type="float">
            <text:p>21396115</text:p>
          </table:table-cell>
          <table:table-cell office:value-type="float" office:value="3138358632" calcext:value-type="float">
            <text:p>3138358632</text:p>
          </table:table-cell>
          <table:table-cell office:value-type="float" office:value="73728248" calcext:value-type="float">
            <text:p>73728248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45.298283592" calcext:value-type="float">
            <text:p>45,298283592</text:p>
          </table:table-cell>
          <table:table-cell office:value-type="float" office:value="14054768" calcext:value-type="float">
            <text:p>14054768</text:p>
          </table:table-cell>
          <table:table-cell office:value-type="float" office:value="214692232" calcext:value-type="float">
            <text:p>214692232</text:p>
          </table:table-cell>
          <table:table-cell office:value-type="float" office:value="31417161792" calcext:value-type="float">
            <text:p>31417161792</text:p>
          </table:table-cell>
          <table:table-cell office:value-type="float" office:value="73793784" calcext:value-type="float">
            <text:p>73793784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000737545" calcext:value-type="float">
            <text:p>0,000737545</text:p>
          </table:table-cell>
          <table:table-cell office:value-type="float" office:value="350208" calcext:value-type="float">
            <text:p>350208</text:p>
          </table:table-cell>
          <table:table-cell office:value-type="float" office:value="2305" calcext:value-type="float">
            <text:p>2305</text:p>
          </table:table-cell>
          <table:table-cell office:value-type="float" office:value="350208" calcext:value-type="float">
            <text:p>350208</text:p>
          </table:table-cell>
          <table:table-cell office:value-type="float" office:value="524288" calcext:value-type="float">
            <text:p>524288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0.003478041" calcext:value-type="float">
            <text:p>0,003478041</text:p>
          </table:table-cell>
          <table:table-cell office:value-type="float" office:value="2928632" calcext:value-type="float">
            <text:p>2928632</text:p>
          </table:table-cell>
          <table:table-cell office:value-type="float" office:value="21294" calcext:value-type="float">
            <text:p>21294</text:p>
          </table:table-cell>
          <table:table-cell office:value-type="float" office:value="3211464" calcext:value-type="float">
            <text:p>3211464</text:p>
          </table:table-cell>
          <table:table-cell office:value-type="float" office:value="1114112" calcext:value-type="float">
            <text:p>1114112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000" calcext:value-type="float">
            <text:p>30000</text:p>
          </table:table-cell>
          <table:table-cell office:value-type="float" office:value="0.024403488" calcext:value-type="float">
            <text:p>0,024403488</text:p>
          </table:table-cell>
          <table:table-cell office:value-type="float" office:value="4233232" calcext:value-type="float">
            <text:p>4233232</text:p>
          </table:table-cell>
          <table:table-cell office:value-type="float" office:value="210291" calcext:value-type="float">
            <text:p>210291</text:p>
          </table:table-cell>
          <table:table-cell office:value-type="float" office:value="31727456" calcext:value-type="float">
            <text:p>31727456</text:p>
          </table:table-cell>
          <table:table-cell office:value-type="float" office:value="3406072" calcext:value-type="float">
            <text:p>3406072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0000" calcext:value-type="float">
            <text:p>300000</text:p>
          </table:table-cell>
          <table:table-cell office:value-type="float" office:value="0.224476985" calcext:value-type="float">
            <text:p>0,224476985</text:p>
          </table:table-cell>
          <table:table-cell office:value-type="float" office:value="38403104" calcext:value-type="float">
            <text:p>38403104</text:p>
          </table:table-cell>
          <table:table-cell office:value-type="float" office:value="2100335" calcext:value-type="float">
            <text:p>2100335</text:p>
          </table:table-cell>
          <table:table-cell office:value-type="float" office:value="316851584" calcext:value-type="float">
            <text:p>316851584</text:p>
          </table:table-cell>
          <table:table-cell office:value-type="float" office:value="216211704" calcext:value-type="float">
            <text:p>216211704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00000" calcext:value-type="float">
            <text:p>3000000</text:p>
          </table:table-cell>
          <table:table-cell office:value-type="float" office:value="2.20222005" calcext:value-type="float">
            <text:p>2,20222005</text:p>
          </table:table-cell>
          <table:table-cell office:value-type="float" office:value="254926432" calcext:value-type="float">
            <text:p>254926432</text:p>
          </table:table-cell>
          <table:table-cell office:value-type="float" office:value="21000300" calcext:value-type="float">
            <text:p>21000300</text:p>
          </table:table-cell>
          <table:table-cell office:value-type="float" office:value="3168057056" calcext:value-type="float">
            <text:p>3168057056</text:p>
          </table:table-cell>
          <table:table-cell office:value-type="float" office:value="2344252024" calcext:value-type="float">
            <text:p>2344252024</text:p>
          </table:table-cell>
        </table:table-row>
        <table:table-row table:style-name="ro1">
          <table:table-cell office:value-type="string" calcext:value-type="string">
            <text:p>Горутины (одновременно)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.000792307" calcext:value-type="float">
            <text:p>0,000792307</text:p>
          </table:table-cell>
          <table:table-cell office:value-type="float" office:value="481720" calcext:value-type="float">
            <text:p>481720</text:p>
          </table:table-cell>
          <table:table-cell office:value-type="float" office:value="2857" calcext:value-type="float">
            <text:p>2857</text:p>
          </table:table-cell>
          <table:table-cell office:value-type="float" office:value="481720" calcext:value-type="float">
            <text:p>481720</text:p>
          </table:table-cell>
          <table:table-cell office:value-type="float" office:value="1964280" calcext:value-type="float">
            <text:p>1964280</text:p>
          </table:table-cell>
        </table:table-row>
        <table:table-row table:style-name="ro1">
          <table:table-cell office:value-type="string" calcext:value-type="string">
            <text:p>Горутины (одновременно)</text:p>
          </table:table-cell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4929536" calcext:value-type="float">
            <text:p>0,004929536</text:p>
          </table:table-cell>
          <table:table-cell office:value-type="float" office:value="2307344" calcext:value-type="float">
            <text:p>2307344</text:p>
          </table:table-cell>
          <table:table-cell office:value-type="float" office:value="27168" calcext:value-type="float">
            <text:p>27168</text:p>
          </table:table-cell>
          <table:table-cell office:value-type="float" office:value="4641744" calcext:value-type="float">
            <text:p>4641744</text:p>
          </table:table-cell>
          <table:table-cell office:value-type="float" office:value="2554104" calcext:value-type="float">
            <text:p>2554104</text:p>
          </table:table-cell>
        </table:table-row>
        <table:table-row table:style-name="ro1">
          <table:table-cell office:value-type="string" calcext:value-type="string">
            <text:p>Горутины (одновременно)</text:p>
          </table:table-cell>
          <table:table-cell office:value-type="float" office:value="30000" calcext:value-type="float">
            <text:p>30000</text:p>
          </table:table-cell>
          <table:table-cell office:value-type="float" office:value="200" calcext:value-type="float">
            <text:p>2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36248623" calcext:value-type="float">
            <text:p>0,036248623</text:p>
          </table:table-cell>
          <table:table-cell office:value-type="float" office:value="38848344" calcext:value-type="float">
            <text:p>38848344</text:p>
          </table:table-cell>
          <table:table-cell office:value-type="float" office:value="270272" calcext:value-type="float">
            <text:p>270272</text:p>
          </table:table-cell>
          <table:table-cell office:value-type="float" office:value="46501424" calcext:value-type="float">
            <text:p>46501424</text:p>
          </table:table-cell>
          <table:table-cell office:value-type="float" office:value="73728248" calcext:value-type="float">
            <text:p>73728248</text:p>
          </table:table-cell>
        </table:table-row>
        <table:table-row table:style-name="ro1">
          <table:table-cell office:value-type="string" calcext:value-type="string">
            <text:p>Горутины (одновременно)</text:p>
          </table:table-cell>
          <table:table-cell office:value-type="float" office:value="300000" calcext:value-type="float">
            <text:p>300000</text:p>
          </table:table-cell>
          <table:table-cell office:value-type="float" office:value="200" calcext:value-type="float">
            <text:p>2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203211766" calcext:value-type="float">
            <text:p>0,203211766</text:p>
          </table:table-cell>
          <table:table-cell office:value-type="float" office:value="458958416" calcext:value-type="float">
            <text:p>458958416</text:p>
          </table:table-cell>
          <table:table-cell office:value-type="float" office:value="2700169" calcext:value-type="float">
            <text:p>2700169</text:p>
          </table:table-cell>
          <table:table-cell office:value-type="float" office:value="468253592" calcext:value-type="float">
            <text:p>468253592</text:p>
          </table:table-cell>
          <table:table-cell office:value-type="float" office:value="1752225528" calcext:value-type="float">
            <text:p>1752225528</text:p>
          </table:table-cell>
        </table:table-row>
        <table:table-row table:style-name="ro1">
          <table:table-cell office:value-type="string" calcext:value-type="string">
            <text:p>Горутины (одновременно)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8.598544323" calcext:value-type="float">
            <text:p>18,598544323</text:p>
          </table:table-cell>
          <table:table-cell office:value-type="float" office:value="3576001048" calcext:value-type="float">
            <text:p>3576001048</text:p>
          </table:table-cell>
          <table:table-cell office:value-type="float" office:value="27000763" calcext:value-type="float">
            <text:p>27000763</text:p>
          </table:table-cell>
          <table:table-cell office:value-type="float" office:value="4674607064" calcext:value-type="float">
            <text:p>4674607064</text:p>
          </table:table-cell>
          <table:table-cell office:value-type="float" office:value="17073002504" calcext:value-type="float">
            <text:p>17073002504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.000721235" calcext:value-type="float">
            <text:p>0,000721235</text:p>
          </table:table-cell>
          <table:table-cell office:value-type="float" office:value="250648" calcext:value-type="float">
            <text:p>250648</text:p>
          </table:table-cell>
          <table:table-cell office:value-type="float" office:value="1056" calcext:value-type="float">
            <text:p>1056</text:p>
          </table:table-cell>
          <table:table-cell office:value-type="float" office:value="250648" calcext:value-type="float">
            <text:p>250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3815111" calcext:value-type="float">
            <text:p>0,003815111</text:p>
          </table:table-cell>
          <table:table-cell office:value-type="float" office:value="1478024" calcext:value-type="float">
            <text:p>1478024</text:p>
          </table:table-cell>
          <table:table-cell office:value-type="float" office:value="6976" calcext:value-type="float">
            <text:p>6976</text:p>
          </table:table-cell>
          <table:table-cell office:value-type="float" office:value="1478024" calcext:value-type="float">
            <text:p>1478024</text:p>
          </table:table-cell>
          <table:table-cell office:value-type="float" office:value="786432" calcext:value-type="float">
            <text:p>786432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31672637" calcext:value-type="float">
            <text:p>0,031672637</text:p>
          </table:table-cell>
          <table:table-cell office:value-type="float" office:value="982080" calcext:value-type="float">
            <text:p>982080</text:p>
          </table:table-cell>
          <table:table-cell office:value-type="float" office:value="64037" calcext:value-type="float">
            <text:p>64037</text:p>
          </table:table-cell>
          <table:table-cell office:value-type="float" office:value="12347400" calcext:value-type="float">
            <text:p>12347400</text:p>
          </table:table-cell>
          <table:table-cell office:value-type="float" office:value="3143928" calcext:value-type="float">
            <text:p>3143928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295876282" calcext:value-type="float">
            <text:p>0,295876282</text:p>
          </table:table-cell>
          <table:table-cell office:value-type="float" office:value="1671408" calcext:value-type="float">
            <text:p>1671408</text:p>
          </table:table-cell>
          <table:table-cell office:value-type="float" office:value="624774" calcext:value-type="float">
            <text:p>624774</text:p>
          </table:table-cell>
          <table:table-cell office:value-type="float" office:value="119735272" calcext:value-type="float">
            <text:p>119735272</text:p>
          </table:table-cell>
          <table:table-cell office:value-type="float" office:value="2881784" calcext:value-type="float">
            <text:p>2881784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.98110111" calcext:value-type="float">
            <text:p>2,98110111</text:p>
          </table:table-cell>
          <table:table-cell office:value-type="float" office:value="2945408" calcext:value-type="float">
            <text:p>2945408</text:p>
          </table:table-cell>
          <table:table-cell office:value-type="float" office:value="6281804" calcext:value-type="float">
            <text:p>6281804</text:p>
          </table:table-cell>
          <table:table-cell office:value-type="float" office:value="1200124960" calcext:value-type="float">
            <text:p>1200124960</text:p>
          </table:table-cell>
          <table:table-cell office:value-type="float" office:value="4454648" calcext:value-type="float">
            <text:p>4454648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40.068024285" calcext:value-type="float">
            <text:p>40,068024285</text:p>
          </table:table-cell>
          <table:table-cell office:value-type="float" office:value="2146812384" calcext:value-type="float">
            <text:p>2146812384</text:p>
          </table:table-cell>
          <table:table-cell office:value-type="float" office:value="66574695" calcext:value-type="float">
            <text:p>66574695</text:p>
          </table:table-cell>
          <table:table-cell office:value-type="float" office:value="13098641808" calcext:value-type="float">
            <text:p>13098641808</text:p>
          </table:table-cell>
          <table:table-cell office:value-type="float" office:value="8141281368" calcext:value-type="float">
            <text:p>81412813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.00.0000</text:date>, <text:time style:data-style-name="N2" text:time-value="13:39:00.15087213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9T14:11:49.802043650</dc:date>
    <meta:editing-duration>PT57M35S</meta:editing-duration>
    <meta:editing-cycles>3</meta:editing-cycles>
    <meta:generator>LibreOffice/6.2.8.2$Linux_X86_64 LibreOffice_project/20$Build-2</meta:generator>
    <meta:document-statistic meta:table-count="1" meta:cell-count="26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d1d75" draw:fill-color="#8d1d75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0938a" draw:fill-color="#50938a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3838" draw:fill-color="#ff3838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983b0" draw:fill-color="#5983b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6b5e9b" draw:fill-color="#6b5e9b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13.447cm" xlink:href=".." xlink:type="simple" chart:class="chart:line" chart:style-name="ch1">
        <chart:title svg:x="6.766cm" svg:y="0.404cm" chart:style-name="ch2">
          <text:p>Alloc space</text:p>
        </chart:title>
        <chart:legend chart:legend-position="bottom" svg:x="2.235cm" svg:y="11.852cm" style:legend-expansion="wide" chart:style-name="ch3"/>
        <chart:plot-area chart:style-name="ch4" table:cell-range-address="res.D2:res.D7 res.A2:res.A2 res.F2:res.F23 res.A24:res.A24 res.F24:res.F29 res.A8:res.A8 res.A14:res.A14 res.A19:res.A19" chart:data-source-has-labels="both" svg:x="1.331cm" svg:y="1.451cm" svg:width="14.349cm" svg:height="8.968cm">
          <chartooo:coordinate-region svg:x="3.064cm" svg:y="1.65cm" svg:width="11.318cm" svg:height="8.122cm"/>
          <chart:axis chart:dimension="x" chart:name="primary-x" chart:style-name="ch5" chartooo:axis-type="auto">
            <chartooo:date-scale/>
            <chart:title svg:x="7.786cm" svg:y="10.687cm" chart:style-name="ch6">
              <text:p>Объекты</text:p>
            </chart:title>
            <chart:categories table:cell-range-address="res.D2:res.D7"/>
          </chart:axis>
          <chart:axis chart:dimension="y" chart:name="primary-y" chart:style-name="ch7">
            <chart:title svg:x="0.451cm" svg:y="6.469cm" chart:style-name="ch8">
              <text:p>Байты</text:p>
            </chart:title>
            <chart:grid chart:style-name="ch9" chart:class="major"/>
          </chart:axis>
          <chart:series chart:style-name="ch10" chart:values-cell-range-address="res.F2:res.F7" chart:label-cell-address="res.A2:res.A2" chart:class="chart:line">
            <chart:data-point chart:repeated="6"/>
          </chart:series>
          <chart:series chart:style-name="ch11" chart:values-cell-range-address="res.F24:res.F29" chart:label-cell-address="res.A24:res.A24" chart:class="chart:line">
            <chart:data-point chart:repeated="6"/>
          </chart:series>
          <chart:series chart:style-name="ch12" chart:values-cell-range-address="res.F8:res.F13" chart:label-cell-address="res.A8:res.A8" chart:class="chart:line">
            <chart:data-point chart:repeated="6"/>
          </chart:series>
          <chart:series chart:style-name="ch13" chart:values-cell-range-address="res.F14:res.F18" chart:label-cell-address="res.A14:res.A14" chart:class="chart:line">
            <chart:data-point chart:repeated="5"/>
          </chart:series>
          <chart:series chart:style-name="ch14" chart:values-cell-range-address="res.F19:res.F23" chart:label-cell-address="res.A19:res.A19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ул воркеров</text:p>
                <draw:g>
                  <svg:desc>res.A2:res.A2</svg:desc>
                </draw:g>
              </table:table-cell>
              <table:table-cell office:value-type="string">
                <text:p>Горутины (fast)</text:p>
                <draw:g>
                  <svg:desc>res.A24:res.A24</svg:desc>
                </draw:g>
              </table:table-cell>
              <table:table-cell office:value-type="string">
                <text:p>Горутины</text:p>
                <draw:g>
                  <svg:desc>res.A8:res.A8</svg:desc>
                </draw:g>
              </table:table-cell>
              <table:table-cell office:value-type="string">
                <text:p>Пул воркеров (буфер заполнен)</text:p>
                <draw:g>
                  <svg:desc>res.A14:res.A14</svg:desc>
                </draw:g>
              </table:table-cell>
              <table:table-cell office:value-type="string">
                <text:p>Горутины (одновременно)</text:p>
                <draw:g>
                  <svg:desc>res.A19:res.A19</svg:desc>
                </draw:g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res.D2:res.D7</svg:desc>
                </draw:g>
              </table:table-cell>
              <table:table-cell office:value-type="float" office:value="341792">
                <text:p>341792</text:p>
                <draw:g>
                  <svg:desc>res.F2:res.F7</svg:desc>
                </draw:g>
              </table:table-cell>
              <table:table-cell office:value-type="float" office:value="250648">
                <text:p>250648</text:p>
                <draw:g>
                  <svg:desc>res.F24:res.F29</svg:desc>
                </draw:g>
              </table:table-cell>
              <table:table-cell office:value-type="float" office:value="451400">
                <text:p>451400</text:p>
                <draw:g>
                  <svg:desc>res.F8:res.F13</svg:desc>
                </draw:g>
              </table:table-cell>
              <table:table-cell office:value-type="float" office:value="350208">
                <text:p>350208</text:p>
                <draw:g>
                  <svg:desc>res.F14:res.F18</svg:desc>
                </draw:g>
              </table:table-cell>
              <table:table-cell office:value-type="float" office:value="481720">
                <text:p>481720</text:p>
                <draw:g>
                  <svg:desc>res.F19:res.F23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128472">
                <text:p>3128472</text:p>
              </table:table-cell>
              <table:table-cell office:value-type="float" office:value="1478024">
                <text:p>1478024</text:p>
              </table:table-cell>
              <table:table-cell office:value-type="float" office:value="3162528">
                <text:p>3162528</text:p>
              </table:table-cell>
              <table:table-cell office:value-type="float" office:value="2928632">
                <text:p>2928632</text:p>
              </table:table-cell>
              <table:table-cell office:value-type="float" office:value="2307344">
                <text:p>230734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681808">
                <text:p>2681808</text:p>
              </table:table-cell>
              <table:table-cell office:value-type="float" office:value="982080">
                <text:p>982080</text:p>
              </table:table-cell>
              <table:table-cell office:value-type="float" office:value="3457712">
                <text:p>3457712</text:p>
              </table:table-cell>
              <table:table-cell office:value-type="float" office:value="4233232">
                <text:p>4233232</text:p>
              </table:table-cell>
              <table:table-cell office:value-type="float" office:value="38848344">
                <text:p>38848344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124392">
                <text:p>2124392</text:p>
              </table:table-cell>
              <table:table-cell office:value-type="float" office:value="1671408">
                <text:p>1671408</text:p>
              </table:table-cell>
              <table:table-cell office:value-type="float" office:value="2486408">
                <text:p>2486408</text:p>
              </table:table-cell>
              <table:table-cell office:value-type="float" office:value="38403104">
                <text:p>38403104</text:p>
              </table:table-cell>
              <table:table-cell office:value-type="float" office:value="458958416">
                <text:p>458958416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3463064">
                <text:p>3463064</text:p>
              </table:table-cell>
              <table:table-cell office:value-type="float" office:value="2945408">
                <text:p>2945408</text:p>
              </table:table-cell>
              <table:table-cell office:value-type="float" office:value="10504696">
                <text:p>10504696</text:p>
              </table:table-cell>
              <table:table-cell office:value-type="float" office:value="254926432">
                <text:p>254926432</text:p>
              </table:table-cell>
              <table:table-cell office:value-type="float" office:value="3576001048">
                <text:p>3576001048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1101112">
                <text:p>1101112</text:p>
              </table:table-cell>
              <table:table-cell office:value-type="float" office:value="2146812384">
                <text:p>2146812384</text:p>
              </table:table-cell>
              <table:table-cell office:value-type="float" office:value="14054768">
                <text:p>14054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d1d75" draw:fill-color="#8d1d75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0938a" draw:fill-color="#50938a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983b0" draw:fill-color="#5983b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6b5e9b" draw:fill-color="#6b5e9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3838" draw:fill-color="#ff3838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13.447cm" xlink:href=".." xlink:type="simple" chart:class="chart:line" chart:style-name="ch1">
        <chart:title svg:x="6.29cm" svg:y="0.404cm" chart:style-name="ch2">
          <text:p>System memory</text:p>
        </chart:title>
        <chart:legend chart:legend-position="bottom" svg:x="2.235cm" svg:y="11.852cm" style:legend-expansion="wide" chart:style-name="ch3"/>
        <chart:plot-area chart:style-name="ch4" table:cell-range-address="res.D2:res.D7 res.A2:res.A2 res.I2:res.I13 res.A24:res.A24 res.I19:res.I29 res.A14:res.A14 res.I14:res.I18 res.A19:res.A19 res.A8:res.A8" chart:data-source-has-labels="both" svg:x="1.331cm" svg:y="1.451cm" svg:width="14.349cm" svg:height="8.968cm">
          <chartooo:coordinate-region svg:x="2.508cm" svg:y="1.65cm" svg:width="10.948cm" svg:height="8.122cm"/>
          <chart:axis chart:dimension="x" chart:name="primary-x" chart:style-name="ch5" chartooo:axis-type="auto">
            <chartooo:date-scale/>
            <chart:title svg:x="7.786cm" svg:y="10.687cm" chart:style-name="ch6">
              <text:p>Объекты</text:p>
            </chart:title>
            <chart:categories table:cell-range-address="res.D2:res.D7"/>
          </chart:axis>
          <chart:axis chart:dimension="y" chart:name="primary-y" chart:style-name="ch7">
            <chart:title svg:x="0.451cm" svg:y="6.469cm" chart:style-name="ch8">
              <text:p>Байты</text:p>
            </chart:title>
            <chart:grid chart:style-name="ch9" chart:class="major"/>
          </chart:axis>
          <chart:series chart:style-name="ch10" chart:values-cell-range-address="res.I2:res.I7" chart:label-cell-address="res.A2:res.A2" chart:class="chart:line">
            <chart:data-point chart:repeated="6"/>
          </chart:series>
          <chart:series chart:style-name="ch11" chart:values-cell-range-address="res.I24:res.I29" chart:label-cell-address="res.A24:res.A24" chart:class="chart:line">
            <chart:data-point chart:repeated="6"/>
          </chart:series>
          <chart:series chart:style-name="ch12" chart:values-cell-range-address="res.I14:res.I18" chart:label-cell-address="res.A14:res.A14" chart:class="chart:line">
            <chart:data-point chart:repeated="5"/>
          </chart:series>
          <chart:series chart:style-name="ch13" chart:values-cell-range-address="res.I19:res.I23" chart:label-cell-address="res.A19:res.A19" chart:class="chart:line">
            <chart:data-point chart:repeated="5"/>
          </chart:series>
          <chart:series chart:style-name="ch14" chart:values-cell-range-address="res.I8:res.I13" chart:label-cell-address="res.A8:res.A8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ул воркеров</text:p>
                <draw:g>
                  <svg:desc>res.A2:res.A2</svg:desc>
                </draw:g>
              </table:table-cell>
              <table:table-cell office:value-type="string">
                <text:p>Горутины (fast)</text:p>
                <draw:g>
                  <svg:desc>res.A24:res.A24</svg:desc>
                </draw:g>
              </table:table-cell>
              <table:table-cell office:value-type="string">
                <text:p>Пул воркеров (буфер заполнен)</text:p>
                <draw:g>
                  <svg:desc>res.A14:res.A14</svg:desc>
                </draw:g>
              </table:table-cell>
              <table:table-cell office:value-type="string">
                <text:p>Горутины (одновременно)</text:p>
                <draw:g>
                  <svg:desc>res.A19:res.A19</svg:desc>
                </draw:g>
              </table:table-cell>
              <table:table-cell office:value-type="string">
                <text:p>Горутины</text:p>
                <draw:g>
                  <svg:desc>res.A8:res.A8</svg:desc>
                </draw:g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res.D2:res.D7</svg:desc>
                </draw:g>
              </table:table-cell>
              <table:table-cell office:value-type="float" office:value="1964280">
                <text:p>1964280</text:p>
                <draw:g>
                  <svg:desc>res.I2:res.I7</svg:desc>
                </draw:g>
              </table:table-cell>
              <table:table-cell office:value-type="float" office:value="0">
                <text:p>0</text:p>
                <draw:g>
                  <svg:desc>res.I24:res.I29</svg:desc>
                </draw:g>
              </table:table-cell>
              <table:table-cell office:value-type="float" office:value="524288">
                <text:p>524288</text:p>
                <draw:g>
                  <svg:desc>res.I14:res.I18</svg:desc>
                </draw:g>
              </table:table-cell>
              <table:table-cell office:value-type="float" office:value="1964280">
                <text:p>1964280</text:p>
                <draw:g>
                  <svg:desc>res.I19:res.I23</svg:desc>
                </draw:g>
              </table:table-cell>
              <table:table-cell office:value-type="float" office:value="524288">
                <text:p>524288</text:p>
                <draw:g>
                  <svg:desc>res.I8:res.I13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488568">
                <text:p>2488568</text:p>
              </table:table-cell>
              <table:table-cell office:value-type="float" office:value="786432">
                <text:p>786432</text:p>
              </table:table-cell>
              <table:table-cell office:value-type="float" office:value="1114112">
                <text:p>1114112</text:p>
              </table:table-cell>
              <table:table-cell office:value-type="float" office:value="2554104">
                <text:p>2554104</text:p>
              </table:table-cell>
              <table:table-cell office:value-type="float" office:value="3078392">
                <text:p>307839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406072">
                <text:p>3406072</text:p>
              </table:table-cell>
              <table:table-cell office:value-type="float" office:value="3143928">
                <text:p>3143928</text:p>
              </table:table-cell>
              <table:table-cell office:value-type="float" office:value="3406072">
                <text:p>3406072</text:p>
              </table:table-cell>
              <table:table-cell office:value-type="float" office:value="73728248">
                <text:p>73728248</text:p>
              </table:table-cell>
              <table:table-cell office:value-type="float" office:value="3668216">
                <text:p>3668216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733752">
                <text:p>3733752</text:p>
              </table:table-cell>
              <table:table-cell office:value-type="float" office:value="2881784">
                <text:p>2881784</text:p>
              </table:table-cell>
              <table:table-cell office:value-type="float" office:value="216211704">
                <text:p>216211704</text:p>
              </table:table-cell>
              <table:table-cell office:value-type="float" office:value="1752225528">
                <text:p>1752225528</text:p>
              </table:table-cell>
              <table:table-cell office:value-type="float" office:value="3733752">
                <text:p>3733752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3406072">
                <text:p>3406072</text:p>
              </table:table-cell>
              <table:table-cell office:value-type="float" office:value="4454648">
                <text:p>4454648</text:p>
              </table:table-cell>
              <table:table-cell office:value-type="float" office:value="2344252024">
                <text:p>2344252024</text:p>
              </table:table-cell>
              <table:table-cell office:value-type="float" office:value="17073002504">
                <text:p>17073002504</text:p>
              </table:table-cell>
              <table:table-cell office:value-type="float" office:value="73728248">
                <text:p>73728248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3668216">
                <text:p>3668216</text:p>
              </table:table-cell>
              <table:table-cell office:value-type="float" office:value="8141281368">
                <text:p>814128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93784">
                <text:p>737937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d1d75" draw:fill-color="#8d1d75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0938a" draw:fill-color="#50938a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983b0" draw:fill-color="#5983b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6b5e9b" draw:fill-color="#6b5e9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3838" draw:fill-color="#ff3838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13.447cm" xlink:href=".." xlink:type="simple" chart:class="chart:line" chart:style-name="ch1">
        <chart:title svg:x="5.946cm" svg:y="0.404cm" chart:style-name="ch2">
          <text:p>Время выполнения</text:p>
        </chart:title>
        <chart:legend chart:legend-position="bottom" svg:x="2.235cm" svg:y="11.852cm" style:legend-expansion="wide" chart:style-name="ch3"/>
        <chart:plot-area chart:style-name="ch4" table:cell-range-address="res.D2:res.E7 res.A2:res.A2 res.A24:res.A24 res.E19:res.E29 res.A14:res.A14 res.E8:res.E18 res.A19:res.A19 res.A8:res.A8" chart:data-source-has-labels="both" svg:x="1.331cm" svg:y="1.451cm" svg:width="14.349cm" svg:height="8.968cm">
          <chartooo:coordinate-region svg:x="2.614cm" svg:y="1.65cm" svg:width="12.323cm" svg:height="8.122cm"/>
          <chart:axis chart:dimension="x" chart:name="primary-x" chart:style-name="ch5" chartooo:axis-type="auto">
            <chartooo:date-scale/>
            <chart:title svg:x="7.786cm" svg:y="10.687cm" chart:style-name="ch6">
              <text:p>Объекты</text:p>
            </chart:title>
            <chart:categories table:cell-range-address="res.D2:res.D7"/>
          </chart:axis>
          <chart:axis chart:dimension="y" chart:name="primary-y" chart:style-name="ch7">
            <chart:title svg:x="0.451cm" svg:y="6.654cm" chart:style-name="ch8">
              <text:p>Секунды</text:p>
            </chart:title>
            <chart:grid chart:style-name="ch9" chart:class="major"/>
          </chart:axis>
          <chart:series chart:style-name="ch10" chart:values-cell-range-address="res.E2:res.E7" chart:label-cell-address="res.A2:res.A2" chart:class="chart:line">
            <chart:data-point chart:repeated="6"/>
          </chart:series>
          <chart:series chart:style-name="ch11" chart:values-cell-range-address="res.E24:res.E29" chart:label-cell-address="res.A24:res.A24" chart:class="chart:line">
            <chart:data-point chart:repeated="6"/>
          </chart:series>
          <chart:series chart:style-name="ch12" chart:values-cell-range-address="res.E14:res.E18" chart:label-cell-address="res.A14:res.A14" chart:class="chart:line">
            <chart:data-point chart:repeated="5"/>
          </chart:series>
          <chart:series chart:style-name="ch13" chart:values-cell-range-address="res.E19:res.E23" chart:label-cell-address="res.A19:res.A19" chart:class="chart:line">
            <chart:data-point chart:repeated="5"/>
          </chart:series>
          <chart:series chart:style-name="ch14" chart:values-cell-range-address="res.E8:res.E13" chart:label-cell-address="res.A8:res.A8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ул воркеров</text:p>
                <draw:g>
                  <svg:desc>res.A2:res.A2</svg:desc>
                </draw:g>
              </table:table-cell>
              <table:table-cell office:value-type="string">
                <text:p>Горутины (fast)</text:p>
                <draw:g>
                  <svg:desc>res.A24:res.A24</svg:desc>
                </draw:g>
              </table:table-cell>
              <table:table-cell office:value-type="string">
                <text:p>Пул воркеров (буфер заполнен)</text:p>
                <draw:g>
                  <svg:desc>res.A14:res.A14</svg:desc>
                </draw:g>
              </table:table-cell>
              <table:table-cell office:value-type="string">
                <text:p>Горутины (одновременно)</text:p>
                <draw:g>
                  <svg:desc>res.A19:res.A19</svg:desc>
                </draw:g>
              </table:table-cell>
              <table:table-cell office:value-type="string">
                <text:p>Горутины</text:p>
                <draw:g>
                  <svg:desc>res.A8:res.A8</svg:desc>
                </draw:g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res.D2:res.D7</svg:desc>
                </draw:g>
              </table:table-cell>
              <table:table-cell office:value-type="float" office:value="0.000748444">
                <text:p>0.000748444</text:p>
                <draw:g>
                  <svg:desc>res.E2:res.E7</svg:desc>
                </draw:g>
              </table:table-cell>
              <table:table-cell office:value-type="float" office:value="0.000721235">
                <text:p>0.000721235</text:p>
                <draw:g>
                  <svg:desc>res.E24:res.E29</svg:desc>
                </draw:g>
              </table:table-cell>
              <table:table-cell office:value-type="float" office:value="0.000737545">
                <text:p>0.000737545</text:p>
                <draw:g>
                  <svg:desc>res.E14:res.E18</svg:desc>
                </draw:g>
              </table:table-cell>
              <table:table-cell office:value-type="float" office:value="0.000792307">
                <text:p>0.000792307</text:p>
                <draw:g>
                  <svg:desc>res.E19:res.E23</svg:desc>
                </draw:g>
              </table:table-cell>
              <table:table-cell office:value-type="float" office:value="0.000794651">
                <text:p>0.000794651</text:p>
                <draw:g>
                  <svg:desc>res.E8:res.E13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3145071">
                <text:p>0.003145071</text:p>
              </table:table-cell>
              <table:table-cell office:value-type="float" office:value="0.003815111">
                <text:p>0.003815111</text:p>
              </table:table-cell>
              <table:table-cell office:value-type="float" office:value="0.003478041">
                <text:p>0.003478041</text:p>
              </table:table-cell>
              <table:table-cell office:value-type="float" office:value="0.004929536">
                <text:p>0.004929536</text:p>
              </table:table-cell>
              <table:table-cell office:value-type="float" office:value="0.005213526">
                <text:p>0.00521352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29524138">
                <text:p>0.029524138</text:p>
              </table:table-cell>
              <table:table-cell office:value-type="float" office:value="0.031672637">
                <text:p>0.031672637</text:p>
              </table:table-cell>
              <table:table-cell office:value-type="float" office:value="0.024403488">
                <text:p>0.024403488</text:p>
              </table:table-cell>
              <table:table-cell office:value-type="float" office:value="0.036248623">
                <text:p>0.036248623</text:p>
              </table:table-cell>
              <table:table-cell office:value-type="float" office:value="0.043039025">
                <text:p>0.043039025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279669531">
                <text:p>0.279669531</text:p>
              </table:table-cell>
              <table:table-cell office:value-type="float" office:value="0.295876282">
                <text:p>0.295876282</text:p>
              </table:table-cell>
              <table:table-cell office:value-type="float" office:value="0.224476985">
                <text:p>0.224476985</text:p>
              </table:table-cell>
              <table:table-cell office:value-type="float" office:value="0.203211766">
                <text:p>0.203211766</text:p>
              </table:table-cell>
              <table:table-cell office:value-type="float" office:value="0.445967054">
                <text:p>0.445967054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2.774412376">
                <text:p>2.774412376</text:p>
              </table:table-cell>
              <table:table-cell office:value-type="float" office:value="2.98110111">
                <text:p>2.98110111</text:p>
              </table:table-cell>
              <table:table-cell office:value-type="float" office:value="2.20222005">
                <text:p>2.20222005</text:p>
              </table:table-cell>
              <table:table-cell office:value-type="float" office:value="18.598544323">
                <text:p>18.598544323</text:p>
              </table:table-cell>
              <table:table-cell office:value-type="float" office:value="4.676497328">
                <text:p>4.676497328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28.201546261">
                <text:p>28.201546261</text:p>
              </table:table-cell>
              <table:table-cell office:value-type="float" office:value="40.068024285">
                <text:p>40.06802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298283592">
                <text:p>45.2982835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